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496cm" style:use-optimal-column-width="false"/>
    </style:style>
    <style:style style:name="co2" style:family="table-column">
      <style:table-column-properties style:column-width="72.366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861cm" svg:height="114.54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فاتحِ بدر و اُحد، خندق و خیبر بولے<text:line-break/>فرد ہے ایک، زمانہ اسے لشکر بولے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2">آئی مشکل ابھی آسان کیئے دیتے ہیں<text:line-break/>تن پہ اچھا نہیں لگتا ہو جسے سر بولے</text:p>
              </table:table-cell>
              <table:table-cell>
                <text:p text:style-name="P2">گاڑھ کر رَن میں علم، فاتحِ خیبر بولے<text:line-break/>ہے علیؑ نام میرا، ماں مجھے حیدر بولے</text:p>
              </table:table-cell>
            </table:table-row>
            <table:table-row table:style-name="ro1" table:default-cell-style-name="ce3">
              <table:table-cell>
                <text:p text:style-name="P2">*آج تو عرشِ معلّیٰ پہ ہے رِندوں کا دماغ<text:line-break/>آج پینے کے لیے ساقیِ کوثر بولے</text:p>
              </table:table-cell>
              <table:table-cell>
                <text:p text:style-name="P2">وہ الگ لوگ تھے جو دیکھ کے ڈر لوٹ گئے<text:line-break/>ہائے مرحب ہے کہاں، اب کوئی انتر بولے</text:p>
              </table:table-cell>
            </table:table-row>
            <table:table-row table:style-name="ro1" table:default-cell-style-name="ce3">
              <table:table-cell>
                <text:p text:style-name="P2">یہ زچّا خانۂ فرزندِ ابو طالب ہے<text:line-break/>یہ زمانہ جسے اللہ کا ہے گھر بولے</text:p>
              </table:table-cell>
              <table:table-cell>
                <text:p text:style-name="P2">*باخدا اس میں نُصیری کی نہیں کوئی خطا<text:line-break/>مدحِ حیدر میں پیمبر ہیں سنبھل کر بولے</text:p>
              </table:table-cell>
            </table:table-row>
            <table:table-row table:style-name="ro1" table:default-cell-style-name="ce3">
              <table:table-cell>
                <text:p text:style-name="P2">دیکھ کر آتے ہوئے فاتحِ خیبر کے قدم<text:line-break/>مسکراتی ہوئی دیوار بڑھی در بولے</text:p>
              </table:table-cell>
              <table:table-cell>
                <text:p text:style-name="P2">خانۂ کعبہ ازل ہی سے علیؑ کا گھر ہے<text:line-break/>سامنے آئے کسی اور کا ہو گھر بولے</text:p>
              </table:table-cell>
            </table:table-row>
            <table:table-row table:style-name="ro1" table:default-cell-style-name="ce3">
              <table:table-cell>
                <text:p text:style-name="P2">یہ غلامانِ علی ابنِ ابی طالب ہیں<text:line-break/>ہنس کے رضوان کو اشارے سے پیمبر بولے</text:p>
              </table:table-cell>
              <table:table-cell>
                <text:p text:style-name="P2">حاملِ وحیِ الٰہی نے چُسائی ہے زباں<text:line-break/>علم کا شہر اسے، علم کا ہے در بولے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863cm" fo:page-height="114.5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0:38.870874300</meta:creation-date>
    <dc:date>2026-01-22T19:13:04.451592500</dc:date>
    <meta:editing-duration>PT2M25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